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cd1af" officeooo:paragraph-rsid="002cd1af"/>
    </style:style>
    <style:style style:name="P2" style:family="paragraph" style:parent-style-name="Standard">
      <style:text-properties officeooo:rsid="002e8e10" officeooo:paragraph-rsid="002e8e10"/>
    </style:style>
    <style:style style:name="P3" style:family="paragraph" style:parent-style-name="Standard">
      <style:text-properties officeooo:rsid="003155fe" officeooo:paragraph-rsid="003155fe"/>
    </style:style>
    <style:style style:name="P4" style:family="paragraph" style:parent-style-name="Standard">
      <style:text-properties officeooo:rsid="003217db" officeooo:paragraph-rsid="003217db"/>
    </style:style>
    <style:style style:name="P5" style:family="paragraph" style:parent-style-name="Standard">
      <style:text-properties fo:color="#cc0000" fo:font-size="14pt" fo:font-weight="bold" officeooo:rsid="0032d5f3" officeooo:paragraph-rsid="0032d5f3" style:font-size-asian="14pt" style:font-weight-asian="bold" style:font-size-complex="14pt" style:font-weight-complex="bold"/>
    </style:style>
    <style:style style:name="T1" style:family="text">
      <style:text-properties officeooo:rsid="002f7ef8"/>
    </style:style>
    <style:style style:name="T2" style:family="text">
      <style:text-properties officeooo:rsid="0030bdfe"/>
    </style:style>
    <style:style style:name="T3" style:family="text">
      <style:text-properties officeooo:rsid="0030db90"/>
    </style:style>
    <style:style style:name="T4" style:family="text">
      <style:text-properties officeooo:rsid="003155fe"/>
    </style:style>
    <style:style style:name="T5" style:family="text">
      <style:text-properties officeooo:rsid="003217db"/>
    </style:style>
    <style:style style:name="T6" style:family="text">
      <style:text-properties officeooo:rsid="0032d5f3"/>
    </style:style>
    <style:style style:name="T7" style:family="text">
      <style:text-properties fo:color="#ff0000"/>
    </style:style>
    <style:style style:name="T8" style:family="text">
      <style:text-properties fo:color="#99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alles del Avance del proyecto realizado</text:p>
      <text:p text:style-name="P1"/>
      <text:p text:style-name="P1">Todas las funciones requeridas en este avance fueron completadas con exito y funcionan de la manera deseada, al menos durante todos los tests que hize</text:p>
      <text:p text:style-name="P1"/>
      <text:p text:style-name="P2">Esta es la lista de las funciones que nuevas que agregue:</text:p>
      <text:p text:style-name="P2">* Write Sector (funcion en Kernel.asm, junto con un Syscall en os_api)</text:p>
      <text:p text:style-name="P2">*Delete File (funcion en kernel.c, junto con un syscall en os_api y un llamado desde el Shell)</text:p>
      <text:p text:style-name="P2">*<text:span text:style-name="T1">WriteFile (funcion en Kernel.c, junto con un syscall en os_api)</text:span></text:p>
      <text:p text:style-name="P2">*<text:span text:style-name="T2">Copying File (comando en el Shell que lee un archivo, y escribe esos datos en otro totalmente diferente, todo esto desde el Shell mediante llamados al os_api)</text:span></text:p>
      <text:p text:style-name="P2">*<text:span text:style-name="T3">Dir (comando en el shell que lista archivos, mediante un recorrido en el directory)</text:span></text:p>
      <text:p text:style-name="P2">*<text:span text:style-name="T4">Create Filename (comando en el shell que permite crear un archivo, guardando los datos que escribamos en pantalla)</text:span></text:p>
      <text:p text:style-name="P2"/>
      <text:p text:style-name="P2"/>
      <text:p text:style-name="P2">***** <text:span text:style-name="T4">Como compilar este proyecto ******</text:span></text:p>
      <text:p text:style-name="P2"/>
      <text:p text:style-name="P3">1) <text:span text:style-name="T5">Ejecutar ./compileOS.sh (esto generara el floppya.img)</text:span></text:p>
      <text:p text:style-name="P4">2)Ejecutar el ./compileshell.sh (esto general el shell. El archivo se llama shelll)</text:p>
      <text:p text:style-name="P4">3)<text:span text:style-name="T6">Opcionalmente, el ./compiletest.sh puede ser usado para generar archivos extras ejecutables</text:span></text:p>
      <text:p text:style-name="P4"/>
      <text:p text:style-name="P5">El floppya.img proveido ya tiene el shell y varios archivos dentro de el para poder testear. No sera necesario compilar el proyecto de nuev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7:56:56.846288088</meta:creation-date>
    <meta:generator>LibreOffice/5.1.6.2$Linux_X86_64 LibreOffice_project/10m0$Build-2</meta:generator>
    <dc:date>2018-12-03T18:25:12.084495056</dc:date>
    <meta:editing-duration>PT28M11S</meta:editing-duration>
    <meta:editing-cycles>11</meta:editing-cycles>
    <meta:document-statistic meta:table-count="0" meta:image-count="0" meta:object-count="0" meta:page-count="1" meta:paragraph-count="14" meta:word-count="200" meta:character-count="1250" meta:non-whitespace-character-count="1063"/>
  </office:meta>
</office:document-meta>
</file>